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pinner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pinner (LVGL)</text:h>
                    <text:list>
                        <text:list-item>
                            <text:h text:style-name="Heading_20_2" text:outline-level="2">Description</text:h>
                        </text:list-item>
                    </text:list>
                </text:list-item>
            </text:list>

            <text:p text:style-name="Standard">Use this Widget to show that some operation is in progress or something is loading, etc.</text:p>

            
                <text:list xml:id="list_Spinner (LVGL)2" text:continue-numbering="true" text:continue-list="list_Spinner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pinner (LVGL)4"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pinner (LVGL)5" text:continue-numbering="true" text:continue-list="list_Spinner (LVGL)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Spinner (LVGL)6" text:continue-numbering="true" text:continue-list="list_Spinner (LVGL)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Spinner (LVGL)7" text:continue-numbering="true" text:continue-list="list_Spinner (LVGL)6"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pinner (LVGL)8" text:continue-numbering="true" text:continue-list="list_Spinner (LVGL)7"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Spinner (LVGL)9"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Spinner (LVGL)10" text:continue-numbering="true" text:continue-list="list_Spinner (LVGL)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pinner (LVGL)11" text:continue-numbering="true" text:continue-list="list_Spinner (LVGL)10"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Spinner (LVGL)12"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Spinner (LVGL)13" text:continue-numbering="true" text:continue-list="list_Spinner (LVGL)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pinner (LVGL)14" text:continue-numbering="true" text:continue-list="list_Spinner (LVGL)13"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Spinner (LVGL)15"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Spinner (LVGL)16" text:continue-numbering="true" text:continue-list="list_Spinner (LVGL)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pinner (LVGL)17" text:continue-numbering="true" text:continue-list="list_Spinner (LVGL)16"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Spinner (LVGL)18"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pinner (LVGL)19" text:continue-numbering="true" text:continue-list="list_Spinner (LVGL)17"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pinner (LVGL)20" text:continue-numbering="true" text:continue-list="list_Spinner (LVGL)19"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pinner (LVGL)21" text:continue-numbering="true" text:continue-list="list_Spinner (LVGL)20"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Spinner (LVGL)22" text:continue-numbering="true" text:continue-list="list_Spinner (LVGL)21"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Spinner (LVGL)23" text:continue-numbering="true" text:continue-list="list_Spinner (LVGL)22"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Spinner (LVGL)24" text:continue-numbering="true" text:continue-list="list_Spinner (LVGL)23"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Spinner (LVGL)25" text:continue-numbering="true" text:continue-list="list_Spinner (LVGL)24"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Spinner (LVGL)26" text:continue-numbering="true" text:continue-list="list_Spinner (LVGL)25"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Spinner (LVGL)27" text:continue-numbering="true" text:continue-list="list_Spinner (LVGL)26"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Spinner (LVGL)28" text:continue-numbering="true" text:continue-list="list_Spinner (LVGL)27"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Spinner (LVGL)29" text:continue-numbering="true" text:continue-list="list_Spinner (LVGL)28"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Spinner (LVGL)30" text:continue-numbering="true" text:continue-list="list_Spinner (LVGL)29"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Spinner (LVGL)31" text:continue-numbering="true" text:continue-list="list_Spinner (LVGL)30"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Spinner (LVGL)32" text:continue-numbering="true" text:continue-list="list_Spinner (LVGL)31"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Spinner (LVGL)33" text:continue-numbering="true" text:continue-list="list_Spinner (LVGL)32"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Spinner (LVGL)34" text:continue-numbering="true" text:continue-list="list_Spinner (LVGL)33"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Spinner (LVGL)35" text:continue-numbering="true" text:continue-list="list_Spinner (LVGL)34"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Spinner (LVGL)36" text:continue-numbering="true" text:continue-list="list_Spinner (LVGL)35"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Spinner (LVGL)37" text:continue-numbering="true" text:continue-list="list_Spinner (LVGL)36"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Spinner (LVGL)38" text:continue-numbering="true" text:continue-list="list_Spinner (LVGL)37"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Spinner (LVGL)39" text:continue-numbering="true" text:continue-list="list_Spinner (LVGL)38"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Spinner (LVGL)40" text:continue-numbering="true" text:continue-list="list_Spinner (LVGL)39"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Spinner (LVGL)41" text:continue-numbering="true" text:continue-list="list_Spinner (LVGL)40"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Spinner (LVGL)42" text:continue-numbering="true" text:continue-list="list_Spinner (LVGL)41"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Spinner (LVGL)43" text:continue-numbering="true" text:continue-list="list_Spinner (LVGL)42"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Spinner (LVGL)44"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Spinner (LVGL)45" text:continue-numbering="true" text:continue-list="list_Spinner (LVGL)43"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Spinner (LVGL)46"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pinner (LVGL)47" text:continue-numbering="true" text:continue-list="list_Spinner (LVGL)45"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Spinner (LVGL)48" text:continue-numbering="true" text:continue-list="list_Spinner (LVGL)47"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Spinner (LVGL)49" text:continue-numbering="true" text:continue-list="list_Spinner (LVGL)48"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Spinner (LVGL)50" text:continue-numbering="true" text:continue-list="list_Spinner (LVGL)49"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Spinner (LVGL)51" text:continue-numbering="true" text:continue-list="list_Spinner (LVGL)50"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Spinner (LVGL)52" text:continue-numbering="true" text:continue-list="list_Spinner (LVGL)51"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pinner (LVGL)53" text:continue-numbering="true" text:continue-list="list_Spinner (LVGL)5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pinner (LVGL)54"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pinner (LVGL)55" text:continue-numbering="true" text:continue-list="list_Spinner (LVGL)5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pinner (LVGL)56" text:continue-numbering="true" text:continue-list="list_Spinner (LVGL)5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pinner (LVGL)57" text:continue-numbering="true" text:continue-list="list_Spinner (LVGL)5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pinner (LVGL)3" text:continue-numbering="true" text:continue-list="list_Spinner (LVGL)2" text:style-name="Outline">
                        <text:list-item>
                            <text:list>
                                <text:list-item>
                                    <text:h text:style-name="Heading_20_2" text:outline-level="2">Examples</text:h>
                                </text:list-item>
                            </text:list>
                        </text:list-item>
                    </text:list>
                    <text:p text:style-name="Standard"/>
                    
                    <text:list xml:id="list_Spinner (LVGL)58"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